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3.75cm" fo:min-width="4.5cm"/>
    </style:style>
    <style:style style:name="gr2" style:family="graphic" style:parent-style-name="objectwithoutfill">
      <style:graphic-properties draw:fill="none" draw:textarea-vertical-align="middle"/>
    </style:style>
    <style:style style:name="gr3" style:family="graphic" style:parent-style-name="standard">
      <style:graphic-properties draw:textarea-horizontal-align="justify" draw:textarea-vertical-align="middle" draw:auto-grow-height="false" fo:min-height="0.104cm" fo:min-width="0cm" fo:wrap-option="wrap"/>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5" style:family="graphic" style:parent-style-name="standard">
      <style:graphic-properties draw:textarea-horizontal-align="justify" draw:textarea-vertical-align="middle" draw:auto-grow-height="false" fo:min-height="12.75cm" fo:min-width="12.5c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loext:graphic-properties draw:fill="none"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5cm" svg:height="4cm" svg:x="1cm" svg:y="1cm">
          <text:p/>
          <draw:enhanced-geometry svg:viewBox="0 0 21600 21600" draw:type="rectangle" draw:enhanced-path="M 0 0 L 21600 0 21600 21600 0 21600 0 0 Z N"/>
        </draw:custom-shape>
        <draw:polyline draw:style-name="gr2" draw:text-style-name="P2" draw:layer="layout" svg:width="0.999cm" svg:height="1.999cm" draw:transform="rotate (1.5707963267949) translate (2cm 3cm)" svg:viewBox="0 0 1000 2000" draw:points="0,0 1000,0 1000,2000">
          <text:p/>
        </draw:polyline>
        <draw:polyline draw:style-name="gr2" draw:text-style-name="P2" draw:layer="layout" svg:width="0.999cm" svg:height="1.999cm" svg:x="4cm" svg:y="1cm" svg:viewBox="0 0 1000 2000" draw:points="0,2000 1000,2000 1000,0">
          <text:p/>
        </draw:polyline>
        <draw:line draw:style-name="gr2" draw:text-style-name="P2" draw:layer="layout" svg:x1="3cm" svg:y1="3cm" svg:x2="3cm" svg:y2="4cm">
          <text:p/>
        </draw:line>
        <draw:line draw:style-name="gr2" draw:text-style-name="P2" draw:layer="layout" svg:x1="2cm" svg:y1="4cm" svg:x2="1cm" svg:y2="4cm">
          <text:p/>
        </draw:line>
        <draw:line draw:style-name="gr2" draw:text-style-name="P2" draw:layer="layout" svg:x1="4cm" svg:y1="4cm" svg:x2="5cm" svg:y2="4cm">
          <text:p/>
        </draw:line>
        <draw:custom-shape draw:style-name="gr3" draw:text-style-name="P1" draw:layer="layout" svg:width="0.5cm" svg:height="0.5cm" svg:x="1.25cm" svg:y="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5cm" svg:height="0.5cm" svg:x="4.25cm" svg:y="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3" draw:layer="layout" svg:width="0.959cm" svg:height="0.962cm" svg:x="1.041cm" svg:y="1cm">
          <draw:text-box>
            <text:p>D</text:p>
          </draw:text-box>
        </draw:frame>
        <draw:frame draw:style-name="gr4" draw:text-style-name="P3" draw:layer="layout" svg:width="0.925cm" svg:height="0.962cm" svg:x="4.075cm" svg:y="4.038cm">
          <draw:text-box>
            <text:p>A</text:p>
          </draw:text-box>
        </draw:frame>
        <draw:custom-shape draw:style-name="gr5" draw:text-style-name="P1" draw:layer="layout" svg:width="13cm" svg:height="13cm" svg:x="7cm" svg:y="1cm">
          <text:p/>
          <draw:enhanced-geometry svg:viewBox="0 0 21600 21600" draw:type="rectangle" draw:enhanced-path="M 0 0 L 21600 0 21600 21600 0 21600 0 0 Z N"/>
        </draw:custom-shape>
        <draw:line draw:style-name="gr2" draw:text-style-name="P2" draw:layer="layout" svg:x1="8cm" svg:y1="3cm" svg:x2="7cm" svg:y2="3cm">
          <text:p/>
        </draw:line>
        <draw:polyline draw:style-name="gr2" draw:text-style-name="P2" draw:layer="layout" svg:width="11.999cm" svg:height="10.999cm" svg:x="7cm" svg:y="2cm" svg:viewBox="0 0 12000 11000" draw:points="1000,0 2000,0 2000,2000 4000,2000 4000,4000 3000,4000 3000,7000 1000,7000 1000,5000 2000,5000 2000,4000 2000,5000 1000,5000 1000,9000 0,9000 1000,9000 1000,7000 4000,7000 4000,8000 2000,8000 4000,8000 4000,7000 6000,7000 6000,6000 4000,6000 6000,6000 6000,8000 7000,8000 7000,10000 6000,10000 7000,10000 7000,11000 1000,11000 4000,11000 5000,11000 5000,8000 5000,9000 6000,9000 2000,9000 2000,10000 1000,10000 4000,10000 2000,10000 2000,9000 5000,9000 5000,11000 7000,11000 7000,8000 7000,9000 9000,9000 9000,10000 8000,10000 11000,10000 11000,9000 11000,10000 10000,10000 10000,11000 12000,11000 12000,6000 11000,6000 11000,5000 10000,5000 10000,4000 10000,5000 11000,5000 11000,6000 12000,6000 12000,11000">
          <text:p/>
        </draw:polyline>
        <draw:polyline draw:style-name="gr2" draw:text-style-name="P2" draw:layer="layout" svg:width="1.999cm" svg:height="1.999cm" draw:transform="rotate (-1.5707963267949) translate (18cm 9cm)" svg:viewBox="0 0 2000 2000" draw:points="1000,2000 2000,2000 1000,2000 1000,0 1000,1000 2000,1000 1000,1000 1000,0 0,0">
          <text:p/>
        </draw:polyline>
        <draw:polyline draw:style-name="gr2" draw:text-style-name="P2" draw:layer="layout" svg:width="5.999cm" svg:height="6.999cm" draw:transform="rotate (1.5707963267949) translate (13cm 10cm)" svg:viewBox="0 0 6000 7000" draw:points="0,2000 1000,2000 1000,1000 3000,1000 3000,0 3000,1000 4000,1000 4000,0 4000,1000 5000,1000 1000,1000 1000,4000 2000,4000 2000,3000 6000,3000 6000,2000 2000,2000 6000,2000 6000,1000 6000,3000 5000,3000 5000,5000 4000,5000 4000,6000 3000,6000 3000,7000">
          <text:p/>
        </draw:polyline>
        <draw:line draw:style-name="gr2" draw:text-style-name="P2" draw:layer="layout" svg:x1="15cm" svg:y1="13cm" svg:x2="15cm" svg:y2="14cm">
          <text:p/>
        </draw:line>
        <draw:line draw:style-name="gr2" draw:text-style-name="P2" draw:layer="layout" svg:x1="16cm" svg:y1="13cm" svg:x2="16cm" svg:y2="14cm">
          <text:p/>
        </draw:line>
        <draw:polyline draw:style-name="gr2" draw:text-style-name="P2" draw:layer="layout" svg:width="2.999cm" svg:height="1.999cm" draw:transform="rotate (-3.14159265358979) translate (10cm 6cm)" svg:viewBox="0 0 3000 2000" draw:points="2000,0 3000,0 2000,0 2000,2000 2000,1000 0,1000">
          <text:p/>
        </draw:polyline>
        <draw:polyline draw:style-name="gr2" draw:text-style-name="P2" draw:layer="layout" svg:width="2.999cm" svg:height="0.999cm" draw:transform="rotate (-1.5707963267949) translate (11cm 3cm)" svg:viewBox="0 0 3000 1000" draw:points="0,1000 1000,1000 1000,0 3000,0">
          <text:p/>
        </draw:polyline>
        <draw:polyline draw:style-name="gr2" draw:text-style-name="P2" draw:layer="layout" svg:width="1.999cm" svg:height="4.999cm" draw:transform="rotate (-3.14159265358979) translate (12cm 7cm)" svg:viewBox="0 0 2000 5000" draw:points="0,0 2000,0 0,0 0,5000 1000,5000 1000,4000 1000,5000 2000,5000">
          <text:p/>
        </draw:polyline>
        <draw:polyline draw:style-name="gr2" draw:text-style-name="P2" draw:layer="layout" svg:width="0.999cm" svg:height="0.999cm" draw:transform="rotate (-3.14159265358979) translate (14cm 2cm)" svg:viewBox="0 0 1000 1000" draw:points="0,0 1000,0 1000,1000">
          <text:p/>
        </draw:polyline>
        <draw:polyline draw:style-name="gr2" draw:text-style-name="P2" draw:layer="layout" svg:width="6.999cm" svg:height="3.999cm" draw:transform="rotate (-3.14159265358979) translate (20cm 5cm)" svg:viewBox="0 0 7000 4000" draw:points="4000,3000 5000,3000 5000,2000 7000,2000 7000,0 7000,2000 3000,2000 3000,1000 3000,2000 2000,2000 3000,2000 3000,4000 0,4000 0,0 1000,0 1000,1000 2000,1000 1000,1000 1000,3000 2000,3000">
          <text:p/>
        </draw:polyline>
        <draw:line draw:style-name="gr2" draw:text-style-name="P2" draw:layer="layout" svg:x1="9cm" svg:y1="8cm" svg:x2="10cm" svg:y2="8cm">
          <text:p/>
        </draw:lin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333333" draw:marker-start-width="0.2cm" draw:marker-start-center="false" draw:marker-end-width="0.2cm" draw:marker-end-center="false" draw:fill="none"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12-17T16:53:44.932768852</meta:creation-date>
    <dc:date>2024-12-17T17:26:24.586424832</dc:date>
    <meta:editing-duration>PT37S</meta:editing-duration>
    <meta:editing-cycles>1</meta:editing-cycles>
    <meta:document-statistic meta:object-count="23"/>
    <meta:generator>LibreOffice/7.3.7.2$Linux_X86_64 LibreOffice_project/30$Build-2</meta:generator>
  </office:meta>
</office:document-meta>
</file>